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57cm" svg:height="0.869cm" svg:x="14.067cm" svg:y="5.594cm">
          <text:p text:style-name="P1"><text:span text:style-name="T1">User</text:span></text:p>
        </draw:rect>
        <draw:rect draw:style-name="gr2" draw:text-style-name="P4" xml:id="id6" draw:id="id6" draw:layer="layout" svg:width="3.57cm" svg:height="2.645cm" svg:x="14.067cm" svg:y="6.356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reset_password</text:span></text:p>
          <text:p text:style-name="P3"><text:span text:style-name="T2"/></text:p>
        </draw:rect>
        <draw:connector draw:style-name="gr3" draw:text-style-name="P1" draw:layer="layout" draw:type="curve" svg:x1="20.17cm" svg:y1="3.667cm" svg:x2="17.637cm" svg:y2="6.028cm" draw:start-shape="id1" draw:start-glue-point="3" draw:end-shape="id2" svg:d="M20170 3667c-1899 0-633 2361-2533 2361">
          <text:p/>
        </draw:connector>
        <draw:rect draw:style-name="gr1" draw:text-style-name="P2" xml:id="id4" draw:id="id4" draw:layer="layout" svg:width="4.489cm" svg:height="0.869cm" svg:x="12.684cm" svg:y="1.889cm">
          <text:p text:style-name="P1"><text:span text:style-name="T1">Application</text:span></text:p>
        </draw:rect>
        <draw:rect draw:style-name="gr2" draw:text-style-name="P4" draw:layer="layout" svg:width="4.489cm" svg:height="1.883cm" svg:x="12.684cm" svg:y="2.651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4.497cm" svg:height="0.869cm" svg:x="20.252cm" svg:y="1.516cm">
          <text:p text:style-name="P1"><text:span text:style-name="T1">Application User</text:span></text:p>
        </draw:rect>
        <draw:rect draw:style-name="gr2" draw:text-style-name="P4" draw:layer="layout" svg:width="4.497cm" svg:height="3.272cm" svg:x="20.252cm" svg:y="2.3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3.648cm" svg:height="0.881cm" svg:x="20.847cm" svg:y="4.43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20.17cm" svg:y="3.54cm">
          <text:p/>
        </draw:circle>
        <draw:circle draw:style-name="gr5" draw:text-style-name="P1" xml:id="id3" draw:id="id3" draw:layer="layout" svg:width="0.254cm" svg:height="0.254cm" svg:x="20.17cm" svg:y="3.04cm">
          <text:p/>
        </draw:circle>
        <draw:connector draw:style-name="gr3" draw:text-style-name="P1" draw:layer="layout" draw:type="curve" svg:x1="20.17cm" svg:y1="3.167cm" svg:x2="17.173cm" svg:y2="2.323cm" draw:start-shape="id3" draw:start-glue-point="3" draw:end-shape="id4" svg:d="M20170 3167c-2247 0-749-844-2997-844">
          <text:p/>
        </draw:connector>
        <draw:rect draw:style-name="gr1" draw:text-style-name="P2" xml:id="id9" draw:id="id9" draw:layer="layout" svg:width="3.735cm" svg:height="0.869cm" svg:x="6.996cm" svg:y="3.386cm">
          <text:p text:style-name="P1"><text:span text:style-name="T1">Test Participant</text:span></text:p>
        </draw:rect>
        <draw:rect draw:style-name="gr2" draw:text-style-name="P4" draw:layer="layout" svg:width="4.953cm" svg:height="3.915cm" svg:x="7.223cm" svg:y="5.383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7.818cm" svg:y="8.487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7.223cm" svg:y="4.592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9.069cm" svg:y="6.039cm">
          <text:p/>
        </draw:circle>
        <draw:circle draw:style-name="gr5" draw:text-style-name="P1" xml:id="id8" draw:id="id8" draw:layer="layout" svg:width="0.254cm" svg:height="0.254cm" svg:x="7.068cm" svg:y="6.538cm">
          <text:p/>
        </draw:circle>
        <draw:circle draw:style-name="gr5" draw:text-style-name="P1" xml:id="id5" draw:id="id5" draw:layer="layout" svg:width="0.254cm" svg:height="0.254cm" svg:x="11.968cm" svg:y="7.038cm">
          <text:p/>
        </draw:circle>
        <draw:connector draw:style-name="gr3" draw:text-style-name="P1" draw:layer="layout" draw:type="curve" svg:x1="12.222cm" svg:y1="7.165cm" svg:x2="14.067cm" svg:y2="7.678cm" draw:start-shape="id5" draw:start-glue-point="1" draw:end-shape="id6" draw:end-glue-point="3" svg:d="M12222 7165c1384 0 462 513 1845 513">
          <text:p/>
        </draw:connector>
        <draw:connector draw:style-name="gr3" draw:text-style-name="P1" draw:layer="layout" draw:type="curve" svg:x1="9.323cm" svg:y1="6.166cm" svg:x2="14.067cm" svg:y2="6.028cm" draw:start-shape="id7" draw:start-glue-point="1" draw:end-shape="id2" svg:d="M9323 6166c3558 0 1186-138 4744-138">
          <text:p/>
        </draw:connector>
        <draw:connector draw:style-name="gr3" draw:text-style-name="P1" draw:layer="layout" draw:type="curve" svg:x1="7.068cm" svg:y1="6.665cm" svg:x2="6.996cm" svg:y2="3.82cm" draw:start-shape="id8" draw:start-glue-point="3" draw:end-shape="id9" svg:d="M7068 6665c-859 0-823-2845-72-2845">
          <text:p/>
        </draw:connector>
        <draw:rect draw:style-name="gr1" draw:text-style-name="P2" draw:layer="layout" svg:width="3.954cm" svg:height="0.869cm" svg:x="19.825cm" svg:y="6.606cm">
          <text:p text:style-name="P1"><text:span text:style-name="T1">User Setting</text:span></text:p>
        </draw:rect>
        <draw:rect draw:style-name="gr2" draw:text-style-name="P4" draw:layer="layout" svg:width="3.954cm" svg:height="2.249cm" svg:x="19.825cm" svg:y="7.368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19.705cm" svg:y1="8.174cm" svg:x2="17.637cm" svg:y2="7.678cm" draw:start-shape="id10" draw:start-glue-point="3" draw:end-shape="id6" svg:d="M19705 8174c-1551 0-517-496-2068-496">
          <text:p/>
        </draw:connector>
        <draw:circle draw:style-name="gr5" draw:text-style-name="P1" xml:id="id10" draw:id="id10" draw:layer="layout" svg:width="0.254cm" svg:height="0.254cm" svg:x="19.705cm" svg:y="8.047cm">
          <text:p/>
        </draw:circle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1" draw:start-glue-point="3" draw:end-shape="id12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4" draw:id="id24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2" draw:id="id22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2" draw:id="id12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5" draw:id="id35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6" draw:id="id26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9" draw:id="id39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3" draw:id="id13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3" draw:start-glue-point="3" draw:end-shape="id12" draw:end-glue-point="0" svg:d="M7907 3113c-1004 0-1506 1974-1506 5923">
          <text:p/>
        </draw:connector>
        <draw:circle draw:style-name="gr5" draw:text-style-name="P1" xml:id="id14" draw:id="id14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4" draw:start-glue-point="3" draw:end-shape="id12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5" draw:start-glue-point="3" draw:end-shape="id12" svg:d="M10347 14811c-1581 0-527-5358-2108-5358">
          <text:p/>
        </draw:connector>
        <draw:rect draw:style-name="gr1" draw:text-style-name="P2" xml:id="id17" draw:id="id17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0" draw:id="id20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6" draw:id="id16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6" draw:start-glue-point="1" draw:end-shape="id17" draw:end-glue-point="3" svg:d="M11760 2612c2419 0 807-1180 3226-1180">
          <text:p/>
        </draw:connector>
        <draw:circle draw:style-name="gr5" draw:text-style-name="P1" xml:id="id18" draw:id="id18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8" draw:start-glue-point="3" draw:end-shape="id17" draw:end-glue-point="1" svg:d="M22490 2720c-2928 0-976-1288-3905-1288">
          <text:p/>
        </draw:connector>
        <draw:circle draw:style-name="gr5" draw:text-style-name="P1" xml:id="id21" draw:id="id21" draw:layer="layout" svg:width="0.254cm" svg:height="0.254cm" svg:x="14.704cm" svg:y="8.183cm">
          <text:p/>
        </draw:circle>
        <draw:circle draw:style-name="gr5" draw:text-style-name="P1" xml:id="id19" draw:id="id19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9" draw:start-glue-point="1" draw:end-shape="id20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1" draw:start-glue-point="3" draw:end-shape="id22" draw:end-glue-point="1" svg:d="M14704 8310c-2088 0-696-1561-2785-1561">
          <text:p/>
        </draw:connector>
        <draw:circle draw:style-name="gr5" draw:text-style-name="P1" xml:id="id23" draw:id="id23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3" draw:start-glue-point="3" draw:end-shape="id24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2" draw:id="id32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5" draw:id="id25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5" draw:start-glue-point="3" draw:end-shape="id26" draw:end-glue-point="2" svg:d="M10347 13770c-406 0-609-1664-609-4994">
          <text:p/>
        </draw:connector>
        <draw:circle draw:style-name="gr5" draw:text-style-name="P1" xml:id="id27" draw:id="id27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7" draw:start-glue-point="3" draw:end-shape="id26" draw:end-glue-point="2" svg:d="M10347 14311c-406 0-609-1845-609-5535">
          <text:p/>
        </draw:connector>
        <draw:circle draw:style-name="gr5" draw:text-style-name="P1" xml:id="id15" draw:id="id15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9" draw:id="id29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8" draw:id="id28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8" draw:start-glue-point="3" draw:end-shape="id29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0" draw:id="id30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0" draw:start-glue-point="3" draw:end-shape="id24" draw:end-glue-point="2" svg:d="M16900 17665c-751 0-627-2166-481-2724s312 494 312-5813">
          <text:p/>
        </draw:connector>
        <draw:circle draw:style-name="gr5" draw:text-style-name="P1" xml:id="id31" draw:id="id31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1" draw:start-glue-point="3" draw:end-shape="id32" svg:d="M16899 18142c-1636 0-545-1704-2183-1704">
          <text:p/>
        </draw:connector>
        <draw:rect draw:style-name="gr1" draw:text-style-name="P2" xml:id="id37" draw:id="id37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3" draw:id="id33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3" draw:start-glue-point="3" draw:end-shape="id12" draw:end-glue-point="3" svg:d="M4185 15243c-751 0-941-5790 379-5790">
          <text:p/>
        </draw:connector>
        <draw:circle draw:style-name="gr5" draw:text-style-name="P1" xml:id="id34" draw:id="id34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4" draw:start-glue-point="3" draw:end-shape="id35" svg:d="M4184 15642c-599 0-898-2340-898-7022">
          <text:p/>
        </draw:connector>
        <draw:circle draw:style-name="gr5" draw:text-style-name="P1" xml:id="id36" draw:id="id36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6" draw:start-glue-point="1" draw:end-shape="id37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1" draw:id="id11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8" draw:id="id38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8" draw:start-glue-point="3" draw:end-shape="id39" draw:end-glue-point="2" svg:d="M4505 10611c-751 0-627 462 35 755s1861 418 1861-333">
          <text:p/>
        </draw:connector>
        <draw:rect draw:style-name="gr1" draw:text-style-name="P2" xml:id="id43" draw:id="id43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2" draw:id="id42" draw:layer="layout" svg:width="0.254cm" svg:height="0.254cm" svg:x="17.921cm" svg:y="12.41cm">
          <text:p/>
        </draw:circle>
        <draw:circle draw:style-name="gr5" draw:text-style-name="P1" xml:id="id41" draw:id="id41" draw:layer="layout" svg:width="0.254cm" svg:height="0.254cm" svg:x="17.02cm" svg:y="12.009cm">
          <text:p/>
        </draw:circle>
        <draw:circle draw:style-name="gr5" draw:text-style-name="P1" xml:id="id40" draw:id="id40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0" draw:start-glue-point="3" draw:end-shape="id26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1" draw:start-glue-point="1" draw:end-shape="id37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2" draw:start-glue-point="1" draw:end-shape="id43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4" draw:id="id44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7" draw:id="id47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59" draw:id="id59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5" draw:id="id45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4" draw:start-glue-point="0" draw:end-shape="id45" draw:end-glue-point="1" svg:d="M24179 8992c0-2037-761-3055-2285-3055">
          <text:p/>
        </draw:connector>
        <draw:circle draw:style-name="gr5" draw:text-style-name="P1" xml:id="id46" draw:id="id46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46" draw:start-glue-point="3" draw:end-shape="id47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8" draw:id="id48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8" draw:start-glue-point="3" draw:end-shape="id45" draw:end-glue-point="3" svg:d="M19093 11968c-3408 0-2522-6031-1771-6031">
          <text:p/>
        </draw:connector>
        <draw:circle draw:style-name="gr5" draw:text-style-name="P1" xml:id="id49" draw:id="id49" draw:layer="layout" svg:width="0.254cm" svg:height="0.254cm" svg:x="24.545cm" svg:y="16.541cm">
          <text:p/>
        </draw:circle>
        <draw:circle draw:style-name="gr5" draw:text-style-name="P1" xml:id="id50" draw:id="id50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9" draw:start-glue-point="1" draw:end-shape="id44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0" draw:start-glue-point="1" draw:end-shape="id44" draw:end-glue-point="1" svg:d="M24799 17168c2433 0 1872-7742 1121-7742">
          <text:p/>
        </draw:connector>
        <draw:rect draw:style-name="gr1" draw:text-style-name="P2" xml:id="id53" draw:id="id53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1" draw:id="id51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1" draw:start-glue-point="1" draw:end-shape="id47" draw:end-glue-point="3" svg:d="M6172 3322c1230 0 410-1901 1640-1901">
          <text:p/>
        </draw:connector>
        <draw:circle draw:style-name="gr5" draw:text-style-name="P1" xml:id="id52" draw:id="id52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2" draw:start-glue-point="3" draw:end-shape="id53" draw:end-glue-point="3" svg:d="M1736 2922c-751 0-772 2476 42 2476">
          <text:p/>
        </draw:connector>
        <draw:rect draw:style-name="gr1" draw:text-style-name="P2" xml:id="id55" draw:id="id55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4" draw:id="id54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4" draw:start-glue-point="3" draw:end-shape="id55" draw:end-glue-point="2" svg:d="M19093 13768c-1666 0-2498-243-2498-730">
          <text:p/>
        </draw:connector>
        <draw:rect draw:style-name="gr1" draw:text-style-name="P2" xml:id="id57" draw:id="id57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6" draw:id="id56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6" draw:start-glue-point="3" draw:end-shape="id57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58" draw:id="id58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58" draw:start-glue-point="1" draw:end-shape="id59" svg:d="M5608 11067c1653 0 551 127 2204 127">
          <text:p/>
        </draw:connector>
        <draw:rect draw:style-name="gr2" draw:text-style-name="P7" draw:layer="layout" svg:width="4.19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191cm" svg:height="0.869cm" svg:x="1.635cm" svg:y="14.081cm">
          <text:p text:style-name="P1"><text:span text:style-name="T1">Tester Command</text:span></text:p>
        </draw:rect>
        <draw:rect draw:style-name="gr1" draw:text-style-name="P2" xml:id="id61" draw:id="id61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0" draw:id="id60" draw:layer="layout" svg:width="0.254cm" svg:height="0.254cm" svg:x="5.645cm" svg:y="15.986cm">
          <text:p/>
        </draw:circle>
        <draw:connector draw:style-name="gr3" draw:text-style-name="P1" draw:layer="layout" draw:type="curve" svg:x1="5.899cm" svg:y1="16.113cm" svg:x2="6.207cm" svg:y2="19.041cm" draw:start-shape="id60" draw:start-glue-point="1" draw:end-shape="id61" draw:end-glue-point="1" svg:d="M5899 16113c1213 0 1059 2928 308 2928">
          <text:p/>
        </draw:connector>
        <draw:rect draw:style-name="gr1" draw:text-style-name="P2" xml:id="id63" draw:id="id63" draw:layer="layout" svg:width="3.937cm" svg:height="0.869cm" svg:x="12.884cm" svg:y="3.668cm">
          <text:p text:style-name="P1"><text:span text:style-name="T1">Test Participant</text:span></text:p>
        </draw:rect>
        <draw:circle draw:style-name="gr5" draw:text-style-name="P1" xml:id="id62" draw:id="id62" draw:layer="layout" svg:width="0.254cm" svg:height="0.254cm" svg:x="11.425cm" svg:y="2.52cm">
          <text:p/>
        </draw:circle>
        <draw:connector draw:style-name="gr3" draw:text-style-name="P1" draw:layer="layout" draw:type="curve" svg:x1="11.679cm" svg:y1="2.647cm" svg:x2="14.852cm" svg:y2="3.668cm" draw:start-shape="id62" draw:start-glue-point="1" draw:end-shape="id63" draw:end-glue-point="0" svg:d="M11679 2647c2116 0 3173 340 3173 1021">
          <text:p/>
        </draw:connector>
      </draw:page>
      <draw:page draw:name="page4" draw:style-name="dp1" draw:master-page-name="Default">
        <draw:rect draw:style-name="gr1" draw:text-style-name="P2" xml:id="id65" draw:id="id65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71" draw:id="id71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7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7">result_store_status</text:span></text:p>
          <text:p text:style-name="P3"><text:span text:style-name="T7">result_forecast_status</text:span></text:p>
          <text:p text:style-name="P3"><text:span text:style-name="T7">result_manual_test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68" draw:id="id68" draw:layer="layout" svg:width="0.254cm" svg:height="0.254cm" svg:x="4.437cm" svg:y="2.502cm">
          <text:p/>
        </draw:circle>
        <draw:rect draw:style-name="gr1" draw:text-style-name="P2" xml:id="id67" draw:id="id67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64" draw:id="id64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4" draw:start-glue-point="3" draw:end-shape="id65" svg:d="M10289 3214c-1198 0-400-1802-1598-1802">
          <text:p/>
        </draw:connector>
        <draw:circle draw:style-name="gr5" draw:text-style-name="P1" xml:id="id66" draw:id="id66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6" draw:start-glue-point="1" draw:end-shape="id67" draw:end-glue-point="3" svg:d="M14861 2714c5089 0 1697-1248 6786-1248">
          <text:p/>
        </draw:connector>
        <draw:rect draw:style-name="gr1" draw:text-style-name="P2" xml:id="id69" draw:id="id69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8" draw:start-glue-point="1" draw:end-shape="id69" draw:end-glue-point="3" svg:d="M4691 2629c756 0 252-32 1008-32">
          <text:p/>
        </draw:connector>
        <draw:rect draw:style-name="gr1" draw:text-style-name="P2" xml:id="id73" draw:id="id73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70" draw:id="id70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70" draw:start-glue-point="3" draw:end-shape="id71" svg:d="M15375 6339c-5013 0-1671 4837-6684 4837">
          <text:p/>
        </draw:connector>
        <draw:circle draw:style-name="gr5" draw:text-style-name="P1" xml:id="id72" draw:id="id72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2" draw:start-glue-point="1" draw:end-shape="id73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6" draw:id="id76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74" draw:id="id74" draw:layer="layout" svg:width="0.254cm" svg:height="0.254cm" svg:x="11.179cm" svg:y="14.728cm">
          <text:p/>
        </draw:circle>
        <draw:circle draw:style-name="gr5" draw:text-style-name="P1" xml:id="id75" draw:id="id75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4" draw:start-glue-point="3" draw:end-shape="id71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5" draw:start-glue-point="1" draw:end-shape="id76" draw:end-glue-point="3" svg:d="M15051 14355c4968 0 1657 3843 6623 3843">
          <text:p/>
        </draw:connector>
        <draw:rect draw:style-name="gr1" draw:text-style-name="P2" xml:id="id78" draw:id="id78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79" draw:id="id79" draw:layer="layout" svg:width="0.254cm" svg:height="0.254cm" svg:x="16.886cm" svg:y="10.617cm">
          <text:p/>
        </draw:circle>
        <draw:circle draw:style-name="gr5" draw:text-style-name="P1" xml:id="id77" draw:id="id77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7" draw:start-glue-point="1" draw:end-shape="id78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9" draw:start-glue-point="3" draw:end-shape="id71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2.951cm" svg:y="1.544cm">
          <text:p text:style-name="P1"><text:span text:style-name="T1">Profile Usage Value</text:span></text:p>
        </draw:rect>
        <draw:rect draw:style-name="gr2" draw:text-style-name="P4" draw:layer="layout" svg:width="7.02cm" svg:height="9.34cm" svg:x="12.951cm" svg:y="2.32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3" draw:id="id83" draw:layer="layout" svg:width="4.735cm" svg:height="0.869cm" svg:x="21.168cm" svg:y="2.763cm">
          <text:p text:style-name="P1"><text:span text:style-name="T1">Profile Field</text:span></text:p>
        </draw:rect>
        <draw:rect draw:style-name="gr2" draw:text-style-name="P4" draw:layer="layout" svg:width="4.735cm" svg:height="12.693cm" svg:x="21.168cm" svg:y="3.54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81" draw:id="id81" draw:layer="layout" svg:width="3.683cm" svg:height="0.869cm" svg:x="7.906cm" svg:y="5.764cm">
          <text:p text:style-name="P1"><text:span text:style-name="T1">Profile Usage</text:span></text:p>
        </draw:rect>
        <draw:rect draw:style-name="gr2" draw:text-style-name="P4" xml:id="id85" draw:id="id85" draw:layer="layout" svg:width="3.683cm" svg:height="2.868cm" svg:x="7.906cm" svg:y="6.54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80" draw:id="id80" draw:layer="layout" svg:width="0.254cm" svg:height="0.254cm" svg:x="12.743cm" svg:y="3.577cm">
          <text:p/>
        </draw:circle>
        <draw:connector draw:style-name="gr3" draw:text-style-name="P1" draw:layer="layout" draw:type="curve" svg:x1="12.743cm" svg:y1="3.704cm" svg:x2="9.747cm" svg:y2="5.764cm" draw:start-shape="id80" draw:start-glue-point="3" draw:end-shape="id81" draw:end-glue-point="0" svg:d="M12743 3704c-1998 0-2996 686-2996 2060">
          <text:p/>
        </draw:connector>
        <draw:circle draw:style-name="gr5" draw:text-style-name="P1" xml:id="id82" draw:id="id82" draw:layer="layout" svg:width="0.254cm" svg:height="0.254cm" svg:x="16.045cm" svg:y="3.069cm">
          <text:p/>
        </draw:circle>
        <draw:connector draw:style-name="gr3" draw:text-style-name="P1" draw:layer="layout" draw:type="curve" svg:x1="16.299cm" svg:y1="3.196cm" svg:x2="21.168cm" svg:y2="3.197cm" draw:start-shape="id82" draw:start-glue-point="1" draw:end-shape="id83" svg:d="M16299 3196c3652 0 1218 1 4869 1">
          <text:p/>
        </draw:connector>
        <draw:rect draw:style-name="gr1" draw:text-style-name="P2" draw:layer="layout" svg:width="4.751cm" svg:height="0.869cm" svg:x="1.137cm" svg:y="1.176cm">
          <text:p text:style-name="P1"><text:span text:style-name="T1">Test Participant</text:span></text:p>
        </draw:rect>
        <draw:rect draw:style-name="gr2" draw:text-style-name="P4" xml:id="id88" draw:id="id88" draw:layer="layout" svg:width="4.751cm" svg:height="12.397cm" svg:x="1.137cm" svg:y="1.93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ublic_id_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4" draw:id="id84" draw:layer="layout" svg:width="0.254cm" svg:height="0.254cm" svg:x="4.642cm" svg:y="13.576cm">
          <text:p/>
        </draw:circle>
        <draw:connector draw:style-name="gr3" draw:text-style-name="P1" draw:layer="layout" draw:type="curve" svg:x1="4.896cm" svg:y1="13.703cm" svg:x2="9.747cm" svg:y2="9.416cm" draw:start-shape="id84" draw:start-glue-point="1" draw:end-shape="id85" draw:end-glue-point="2" svg:d="M4896 13703c3234 0 4851-1429 4851-4287">
          <text:p/>
        </draw:connector>
        <draw:circle draw:style-name="gr5" draw:text-style-name="P1" xml:id="id86" draw:id="id86" draw:layer="layout" svg:width="0.254cm" svg:height="0.254cm" svg:x="25.706cm" svg:y="4.175cm">
          <text:p/>
        </draw:circle>
        <draw:connector draw:style-name="gr3" draw:text-style-name="P1" draw:layer="layout" draw:type="curve" svg:x1="25.96cm" svg:y1="4.302cm" svg:x2="25.903cm" svg:y2="3.197cm" draw:start-shape="id86" draw:start-glue-point="1" draw:end-shape="id83" draw:end-glue-point="1" svg:d="M25960 4302c751 0 780-1105-57-1105">
          <text:p/>
        </draw:connector>
        <draw:rect draw:style-name="gr1" draw:text-style-name="P2" xml:id="id90" draw:id="id90" draw:layer="layout" svg:width="4.699cm" svg:height="0.869cm" svg:x="12.641cm" svg:y="13.818cm">
          <text:p text:style-name="P1"><text:span text:style-name="T1">Test Comment</text:span></text:p>
        </draw:rect>
        <draw:rect draw:style-name="gr2" draw:text-style-name="P4" xml:id="id96" draw:id="id96" draw:layer="layout" svg:width="4.699cm" svg:height="5.285cm" svg:x="12.641cm" svg:y="14.549cm">
          <text:p text:style-name="P3"><text:span text:style-name="T2">test_comment_id</text:span></text:p>
          <text:p text:style-name="P3"><text:span text:style-name="T2">test_participant_id</text:span></text:p>
          <text:p text:style-name="P3"><text:span text:style-name="T2">reply_comment_id</text:span></text:p>
          <text:p text:style-name="P3"><text:span text:style-name="T2">user_id</text:span></text:p>
          <text:p text:style-name="P3"><text:span text:style-name="T2">test_message_id</text:span></text:p>
          <text:p text:style-name="P3"><text:span text:style-name="T2">test_case_category</text:span></text:p>
          <text:p text:style-name="P3"><text:span text:style-name="T2">comment_text</text:span></text:p>
          <text:p text:style-name="P3"><text:span text:style-name="T2">comment_date</text:span></text:p>
          <text:p text:style-name="P3"><text:span text:style-name="T2">comment_mood</text:span></text:p>
        </draw:rect>
        <draw:rect draw:style-name="gr4" draw:text-style-name="P5" draw:layer="layout" svg:width="5.086cm" svg:height="0.508cm" svg:x="13.122cm" svg:y="19.059cm">
          <text:p text:style-name="P3"><text:span text:style-name="T3">MAJOR, MINOR, NEUTRAL, ISSUE</text:span></text:p>
        </draw:rect>
        <draw:circle draw:style-name="gr5" draw:text-style-name="P1" xml:id="id87" draw:id="id87" draw:layer="layout" svg:width="0.254cm" svg:height="0.254cm" svg:x="12.54cm" svg:y="15.207cm">
          <text:p/>
        </draw:circle>
        <draw:connector draw:style-name="gr3" draw:text-style-name="P1" draw:layer="layout" draw:type="curve" svg:x1="12.54cm" svg:y1="15.334cm" svg:x2="3.512cm" svg:y2="14.335cm" draw:start-shape="id87" draw:start-glue-point="3" draw:end-shape="id88" draw:end-glue-point="2" svg:d="M12540 15334c-6019 0-9028-333-9028-999">
          <text:p/>
        </draw:connector>
        <draw:circle draw:style-name="gr5" draw:text-style-name="P1" xml:id="id89" draw:id="id89" draw:layer="layout" svg:width="0.254cm" svg:height="0.254cm" svg:x="16.54cm" svg:y="15.707cm">
          <text:p/>
        </draw:circle>
        <draw:connector draw:style-name="gr3" draw:text-style-name="P1" draw:layer="layout" draw:type="curve" svg:x1="16.794cm" svg:y1="15.834cm" svg:x2="17.34cm" svg:y2="14.252cm" draw:start-shape="id89" draw:start-glue-point="1" draw:end-shape="id90" svg:d="M16794 15834c1570 0 1297-1582 546-1582">
          <text:p/>
        </draw:connector>
        <draw:circle draw:style-name="gr5" draw:text-style-name="P1" xml:id="id91" draw:id="id91" draw:layer="layout" svg:width="0.254cm" svg:height="0.254cm" svg:x="14.398cm" svg:y="16.213cm">
          <text:p/>
        </draw:circle>
        <draw:connector draw:style-name="gr3" draw:text-style-name="P1" draw:layer="layout" draw:type="curve" svg:x1="14.652cm" svg:y1="16.34cm" svg:x2="19.16cm" svg:y2="13.8cm" draw:start-shape="id91" draw:start-glue-point="1" draw:end-shape="id92" draw:end-glue-point="2" svg:d="M14652 16340c3006 0 4508-846 4508-2540">
          <text:p/>
        </draw:connector>
        <draw:rect draw:style-name="gr1" draw:text-style-name="P2" xml:id="id92" draw:id="id92" draw:layer="layout" svg:width="2.159cm" svg:height="0.869cm" svg:x="18.081cm" svg:y="12.931cm">
          <text:p text:style-name="P1"><text:span text:style-name="T1">User</text:span></text:p>
        </draw:rect>
        <draw:rect draw:style-name="gr1" draw:text-style-name="P2" xml:id="id94" draw:id="id94" draw:layer="layout" svg:width="3.048cm" svg:height="0.869cm" svg:x="17.967cm" svg:y="17.948cm">
          <text:p text:style-name="P1"><text:span text:style-name="T1">Test Message</text:span></text:p>
        </draw:rect>
        <draw:circle draw:style-name="gr5" draw:text-style-name="P1" xml:id="id93" draw:id="id93" draw:layer="layout" svg:width="0.254cm" svg:height="0.254cm" svg:x="16.298cm" svg:y="16.64cm">
          <text:p/>
        </draw:circle>
        <draw:connector draw:style-name="gr3" draw:text-style-name="P1" draw:layer="layout" draw:type="curve" svg:x1="16.552cm" svg:y1="16.767cm" svg:x2="19.491cm" svg:y2="17.948cm" draw:start-shape="id93" draw:start-glue-point="1" draw:end-shape="id94" draw:end-glue-point="0" svg:d="M16552 16767c1960 0 2939 393 2939 1181">
          <text:p/>
        </draw:connector>
        <draw:rect draw:style-name="gr1" draw:text-style-name="P2" draw:layer="layout" svg:width="5.08cm" svg:height="0.869cm" svg:x="4.432cm" svg:y="15.497cm">
          <text:p text:style-name="P1"><text:span text:style-name="T1">Test Case</text:span></text:p>
        </draw:rect>
        <draw:rect draw:style-name="gr2" draw:text-style-name="P4" draw:layer="layout" svg:width="5.08cm" svg:height="4.349cm" svg:x="4.432cm" svg:y="16.228cm">
          <text:p text:style-name="P3"><text:span text:style-name="T2">test_case_id</text:span></text:p>
          <text:p text:style-name="P3"><text:span text:style-name="T2">test_participant_id</text:span></text:p>
          <text:p text:style-name="P3"><text:span text:style-name="T2">author_comment_id</text:span></text:p>
          <text:p text:style-name="P3"><text:span text:style-name="T2">reviewed_comment_id</text:span></text:p>
          <text:p text:style-name="P3"><text:span text:style-name="T2">test_case_content</text:span></text:p>
          <text:p text:style-name="P3"><text:span text:style-name="T2">test_section_type</text:span></text:p>
          <text:p text:style-name="P3"><text:span text:style-name="T2">use_status</text:span></text:p>
        </draw:rect>
        <draw:rect draw:style-name="gr4" draw:text-style-name="P5" draw:layer="layout" svg:width="3.689cm" svg:height="0.508cm" svg:x="5.167cm" svg:y="19.842cm">
          <text:p text:style-name="P3"><text:span text:style-name="T3">LOCAL, GLOBAL, NONE</text:span></text:p>
        </draw:rect>
        <draw:circle draw:style-name="gr5" draw:text-style-name="P1" xml:id="id95" draw:id="id95" draw:layer="layout" svg:width="0.254cm" svg:height="0.254cm" svg:x="8.623cm" svg:y="17.402cm">
          <text:p/>
        </draw:circle>
        <draw:connector draw:style-name="gr3" draw:text-style-name="P1" draw:layer="layout" draw:type="curve" svg:x1="8.877cm" svg:y1="17.529cm" svg:x2="12.641cm" svg:y2="17.191cm" draw:start-shape="id95" draw:start-glue-point="1" draw:end-shape="id96" draw:end-glue-point="3" svg:d="M8877 17529c2823 0 941-338 3764-338">
          <text:p/>
        </draw:connector>
        <draw:circle draw:style-name="gr5" draw:text-style-name="P1" xml:id="id97" draw:id="id97" draw:layer="layout" svg:width="0.254cm" svg:height="0.254cm" svg:x="9.131cm" svg:y="17.883cm">
          <text:p/>
        </draw:circle>
        <draw:connector draw:style-name="gr3" draw:text-style-name="P1" draw:layer="layout" draw:type="curve" svg:x1="9.385cm" svg:y1="18.01cm" svg:x2="12.641cm" svg:y2="17.191cm" draw:start-shape="id97" draw:start-glue-point="1" draw:end-shape="id96" draw:end-glue-point="3" svg:d="M9385 18010c2442 0 814-819 3256-819">
          <text:p/>
        </draw:connector>
        <draw:rect draw:style-name="gr4" draw:text-style-name="P5" draw:layer="layout" svg:width="2.632cm" svg:height="0.524cm" svg:x="8.115cm" svg:y="18.799cm">
          <text:p text:style-name="P3"><text:span text:style-name="T3">Extra, Exceptional</text:span></text:p>
        </draw:rect>
        <draw:circle draw:style-name="gr5" draw:text-style-name="P1" xml:id="id98" draw:id="id98" draw:layer="layout" svg:width="0.254cm" svg:height="0.254cm" svg:x="4.305cm" svg:y="16.936cm">
          <text:p/>
        </draw:circle>
        <draw:connector draw:style-name="gr3" draw:text-style-name="P1" draw:layer="layout" draw:type="curve" svg:x1="4.305cm" svg:y1="17.063cm" svg:x2="3.512cm" svg:y2="14.335cm" draw:start-shape="id98" draw:start-glue-point="3" draw:end-shape="id88" draw:end-glue-point="2" svg:d="M4305 17063c-529 0-793-909-793-2728">
          <text:p/>
        </draw:connector>
      </draw:page>
      <draw:page draw:name="page6" draw:style-name="dp1" draw:master-page-name="Default">
        <draw:rect draw:style-name="gr2" draw:text-style-name="P7" xml:id="id108" draw:id="id108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102" draw:id="id10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99" draw:id="id99" draw:layer="layout" svg:width="0.254cm" svg:height="0.254cm" svg:x="4.804cm" svg:y="4.301cm">
          <text:p/>
        </draw:circle>
        <draw:rect draw:style-name="gr1" draw:text-style-name="P2" xml:id="id100" draw:id="id100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99" draw:start-glue-point="3" draw:end-shape="id100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101" draw:id="id101" draw:layer="layout" svg:width="0.254cm" svg:height="0.254cm" svg:x="15.375cm" svg:y="5.212cm">
          <text:p/>
        </draw:circle>
        <draw:circle draw:style-name="gr5" draw:text-style-name="P1" xml:id="id103" draw:id="id103" draw:layer="layout" svg:width="0.254cm" svg:height="0.254cm" svg:x="19.293cm" svg:y="4.812cm">
          <text:p/>
        </draw:circle>
        <draw:rect draw:style-name="gr1" draw:text-style-name="P2" xml:id="id104" draw:id="id104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101" draw:start-glue-point="3" draw:end-shape="id102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103" draw:start-glue-point="1" draw:end-shape="id104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106" draw:id="id106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105" draw:id="id105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105" draw:start-glue-point="3" draw:end-shape="id106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107" draw:id="id107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107" draw:start-glue-point="3" draw:end-shape="id108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110" draw:id="id110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112" draw:id="id112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109" draw:start-glue-point="3" draw:end-shape="id110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109" draw:id="id109" draw:layer="layout" svg:width="0.254cm" svg:height="0.254cm" svg:x="12.784cm" svg:y="12.049cm">
          <text:p/>
        </draw:circle>
        <draw:circle draw:style-name="gr5" draw:text-style-name="P1" xml:id="id111" draw:id="id111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111" draw:start-glue-point="3" draw:end-shape="id112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1$Win32 OpenOffice.org_project/411m6$Build-9775</meta:generator>
    <dc:date>2016-01-27T22:17:56.66</dc:date>
    <dc:creator>Nathan Bunker</dc:creator>
    <meta:editing-duration>P12DT2H39M15S</meta:editing-duration>
    <meta:editing-cycles>90</meta:editing-cycles>
    <meta:printed-by>Nathan Bunker</meta:printed-by>
    <meta:print-date>2014-06-19T14:05:00.83</meta:print-date>
    <meta:document-statistic meta:object-count="264"/>
  </office:meta>
</office:document-meta>
</file>